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style:font-name="Times New Roman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style:font-name="Times New Roman"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fo:font-variant="normal" fo:text-transform="none" style:font-name="Times New Roman"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text-transform="lowercase" style:font-name="Times New Roman" fo:font-size="13pt" fo:font-weight="bold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center" style:justify-single-word="false" fo:padding="0.074cm" fo:border-left="none" fo:border-right="none" fo:border-top="none" fo:border-bottom="0.035cm solid #000000" style:join-border="false"/>
      <style:text-properties fo:font-variant="normal" fo:text-transform="none" style:font-name="Times New Roman" fo:font-size="13pt" fo:font-weight="bold" style:font-size-asian="13pt" style:font-weight-asian="bold" style:font-size-complex="13pt" style:font-weight-complex="bold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 style:list-style-name="L1">
      <style:paragraph-properties fo:line-height="150%" fo:text-align="start" style:justify-single-word="false"/>
      <style:text-properties fo:font-variant="normal" fo:text-transform="none" style:font-name="Times New Roman"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 style:list-style-name="L1">
      <style:paragraph-properties fo:line-height="150%" fo:text-align="start" style:justify-single-word="false"/>
      <style:text-properties fo:font-variant="normal" fo:text-transform="none"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10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14pt" fo:language="en" fo:country="US" fo:font-style="italic" style:font-size-asian="14pt" style:font-style-asian="italic" style:font-size-complex="14pt" style:font-style-complex="italic"/>
    </style:style>
    <style:style style:name="P11" style:family="paragraph" style:parent-style-name="Standard" style:list-style-name="L1">
      <style:paragraph-properties fo:line-height="150%" fo:text-align="start" style:justify-single-word="false"/>
    </style:style>
    <style:style style:name="P12" style:family="paragraph" style:parent-style-name="Standard" style:list-style-name="L1">
      <style:paragraph-properties fo:margin-left="1.251cm" fo:margin-right="0cm" fo:margin-top="0.212cm" fo:margin-bottom="0cm" fo:line-height="150%" fo:text-align="justify" style:justify-single-word="false" fo:text-indent="-5.251cm" style:auto-text-indent="false">
        <style:tab-stops>
          <style:tab-stop style:position="-4.001cm" style:type="right"/>
          <style:tab-stop style:position="5.251cm"/>
        </style:tab-stops>
      </style:paragraph-properties>
      <style:text-properties fo:font-variant="normal" fo:text-transform="none" style:font-name="Times New Roman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style:font-name="Times New Roman" fo:font-size="14pt" fo:font-weight="normal" style:font-size-asian="14pt" style:font-weight-asian="normal" style:font-size-complex="14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ФЕДЕРАЛЬНОЕ АГЕНТСТВО ПО ОБРАЗОВАНИЮ</text:p>
      <text:p text:style-name="P4">Государственное образовательное учреждение высшего профессионального образования</text:p>
      <text:p text:style-name="P5"><text:span text:style-name="T1">«С</text:span>АНКТ-ПЕТЕРБУРГСКИЙ ГОСУДАРСТВЕННЫЙ ЭЛЕКТРОТЕХНИЧЕСКИЙ УНИВЕРСИТЕТ <text:span text:style-name="T1">«ЛЭТИ» им. В. И. Ульянова (Ленина)»</text:span></text:p>
      <text:p text:style-name="P6">(СпбГЭТУ)</text:p>
      <text:p text:style-name="P1"/>
      <text:p text:style-name="P2">Факультет<text:tab/><text:tab/>КТИ<text:tab/><text:tab/><text:tab/><text:tab/><text:tab/><text:tab/>УТВЕРЖДАЮ</text:p>
      <text:p text:style-name="P2">Кафедра<text:tab/><text:tab/>МО ЭВМ<text:tab/><text:tab/><text:tab/>Зав. кафедрой<text:tab/><text:tab/>Лисс А.Р.</text:p>
      <text:p text:style-name="P2">Специальность<text:tab/>230105<text:tab/><text:tab/><text:tab/>«....»................................................</text:p>
      <text:p text:style-name="P2"/>
      <text:p text:style-name="P1">ЗАДАНИЕ</text:p>
      <text:p text:style-name="P1">на дипломное проектирование</text:p>
      <text:p text:style-name="P2"/>
      <text:p text:style-name="P3">Студенту<text:tab/>Еременку Андрею Вячеславовичу</text:p>
      <text:p text:style-name="P3">Место дипломного проектирования:<text:tab/>ОАО «НИЦ СПб ЭТУ»</text:p>
      <text:p text:style-name="P3"/>
      <text:list xml:id="list2045909863" text:style-name="L1">
        <text:list-item>
          <text:p text:style-name="P8">Тема дипломного проекта</text:p>
          <text:p text:style-name="P10">Разработка веб-редактора формализованных электронных документов на основе технологии GWT</text:p>
        </text:list-item>
        <text:list-item>
          <text:p text:style-name="P8">Назначение разработки</text:p>
          <text:p text:style-name="P12">Представление формализованных электронных документов в виде веб-страницы на основе технологии GWT</text:p>
        </text:list-item>
        <text:list-item>
          <text:p text:style-name="P8">Перечень подлежащих разработке разделов по теме</text:p>
          <text:list>
            <text:list-item>
              <text:p text:style-name="P11"><text:span text:style-name="T2">Введение</text:span></text:p>
            </text:list-item>
            <text:list-item>
              <text:p text:style-name="P11"><text:span text:style-name="T2">Постановка задачи</text:span></text:p>
            </text:list-item>
            <text:list-item>
              <text:p text:style-name="P11"><text:span text:style-name="T2">Описание используемой технологии создания веб-приложений</text:span></text:p>
            </text:list-item>
            <text:list-item>
              <text:p text:style-name="P11"><text:span text:style-name="T2">Обзор технологий связывания XML-данных с объектами Java</text:span></text:p>
            </text:list-item>
            <text:list-item>
              <text:p text:style-name="P11"><text:span text:style-name="T2">Проектирование</text:span></text:p>
            </text:list-item>
            <text:list-item>
              <text:p text:style-name="P11"><text:span text:style-name="T2">Реализация</text:span></text:p>
            </text:list-item>
            <text:list-item>
              <text:p text:style-name="P11"><text:span text:style-name="T2">Результаты разработки</text:span></text:p>
            </text:list-item>
            <text:list-item>
              <text:p text:style-name="P11"><text:span text:style-name="T2">Технико-экономическое обоснование</text:span></text:p>
            </text:list-item>
            <text:list-item>
              <text:p text:style-name="P11"><text:span text:style-name="T2">Вопросы интеллектуальной собственности</text:span></text:p>
            </text:list-item>
            <text:list-item>
              <text:p text:style-name="P11"><text:span text:style-name="T2">Заключение</text:span></text:p>
            </text:list-item>
          </text:list>
        </text:list-item>
        <text:list-item>
          <text:p text:style-name="P8">Состав технической документации проекта</text:p>
          <text:p text:style-name="P8"><text:soft-page-break/></text:p>
        </text:list-item>
        <text:list-item>
          <text:p text:style-name="P8">Консультанты ( с указанием относящихся к ним разделов )</text:p>
          <text:p text:style-name="P9">Технико-экономическое обоснование<text:tab/><text:tab/>Королев А.В.</text:p>
          <text:p text:style-name="P9">Вопросы интеллектуальной собственности<text:tab/>Терентьева И.С.</text:p>
        </text:list-item>
      </text:list>
      <text:p text:style-name="P2"/>
      <text:p text:style-name="P2"/>
      <text:p text:style-name="P2">Дата выдачи задания<text:tab/><text:tab/><text:tab/><text:tab/><text:tab/>Дата сдачи проекта (работы)</text:p>
      <text:p text:style-name="P2">«...»............................<text:tab/><text:tab/><text:tab/><text:tab/><text:tab/>«...»..........................................</text:p>
      <text:p text:style-name="P2"/>
      <text:p text:style-name="P2">Руководитель<text:tab/><text:tab/><text:tab/>Опалева Э.А.</text:p>
      <text:p text:style-name="P2">Консультант от кафедры<text:tab/></text:p>
      <text:p text:style-name="P2">Студент<text:tab/><text:tab/><text:tab/><text:tab/>Еременок А.В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Андрей Ерёменок</meta:initial-creator>
    <meta:creation-date>2008-12-30T16:38:38</meta:creation-date>
    <meta:generator>OpenOffice.org/3.0$Linux OpenOffice.org_project/300m9$Build-9358</meta:generator>
    <dc:date>2009-01-30T03:03:37</dc:date>
    <dc:creator>Андрей Ерёменок</dc:creator>
    <meta:editing-duration>PT00H25M24S</meta:editing-duration>
    <meta:editing-cycles>34</meta:editing-cycles>
    <meta:document-statistic meta:table-count="0" meta:image-count="0" meta:object-count="0" meta:page-count="2" meta:paragraph-count="35" meta:word-count="160" meta:character-count="1472"/>
  </office:meta>
</office:document-meta>
</file>